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n" table:style-name="ta1">
        <table:shapes>
          <draw:frame draw:z-index="0" draw:style-name="gr1" draw:text-style-name="P1" svg:width="159.99mm" svg:height="89.99mm" svg:x="12.12mm" svg:y="3915.98mm">
            <loext:p draw:notify-on-update-of-ranges="man.A1:man.A890 man.B1:man.B89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table:number-columns-repeated="2"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table:number-columns-repeated="2"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table:number-columns-repeated="2"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number-columns-repeated="2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table:number-columns-repeated="2"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table:number-columns-repeated="2"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table:number-columns-repeated="2"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table:number-columns-repeated="2"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table:number-columns-repeated="2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table:number-columns-repeated="2"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table:number-columns-repeated="2"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table:number-columns-repeated="2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table:number-columns-repeated="2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2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2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2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number-columns-repeated="2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number-columns-repeated="2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number-columns-repeated="2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number-columns-repeated="2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88" calcext:value-type="float">
            <text:p>0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6T14:22:07.484137904</dc:date>
    <meta:editing-duration>PT1M42S</meta:editing-duration>
    <meta:editing-cycles>1</meta:editing-cycles>
    <meta:document-statistic meta:table-count="1" meta:cell-count="1780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201cm" style:legend-expansion="high" chart:style-name="ch2"/>
        <chart:plot-area chart:style-name="ch3" table:cell-range-address="man.A1:man.B890" svg:x="0.32cm" svg:y="0.18cm" svg:width="13.849cm" svg:height="8.64cm">
          <chartooo:coordinate-region svg:x="0.611cm" svg:y="0.379cm" svg:width="13.31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n.B1:man.B890" chart:class="chart:scatter">
            <chart:domain table:cell-range-address="man.A1:man.A890"/>
            <chart:data-point chart:repeated="8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2">
                <text:p>-0.12</text:p>
                <draw:g>
                  <svg:desc>man.A1:man.A890</svg:desc>
                </draw:g>
              </table:table-cell>
              <table:table-cell office:value-type="float" office:value="-0.88">
                <text:p>-0.88</text:p>
                <draw:g>
                  <svg:desc>man.B1:man.B8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6">
                <text:p>-0.16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">
                <text:p>-0.12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">
                <text:p>-0.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6">
                <text:p>-0.1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2">
                <text:p>-0.1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8">
                <text:p>-0.0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">
                <text:p>-0.2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6">
                <text:p>-0.16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">
                <text:p>-0.12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8">
                <text:p>-0.08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">
                <text:p>-0.04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6">
                <text:p>-0.16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2">
                <text:p>-0.1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">
                <text:p>-0.08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">
                <text:p>-0.0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6">
                <text:p>-0.16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">
                <text:p>-0.12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8">
                <text:p>-0.08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4">
                <text:p>-0.24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">
                <text:p>-0.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">
                <text:p>-0.16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2">
                <text:p>-0.1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">
                <text:p>-0.08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">
                <text:p>-0.04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2">
                <text:p>-0.5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8">
                <text:p>-0.4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6">
                <text:p>-0.3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2">
                <text:p>-0.3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8">
                <text:p>-0.2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4">
                <text:p>-0.2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">
                <text:p>-0.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6">
                <text:p>-0.1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2">
                <text:p>-0.1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8">
                <text:p>-0.0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4">
                <text:p>-0.0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">
                <text:p>0.0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">
                <text:p>0.0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">
                <text:p>0.1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6">
                <text:p>-0.5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2">
                <text:p>-0.5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8">
                <text:p>-0.4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4">
                <text:p>-0.4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6">
                <text:p>-0.3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2">
                <text:p>-0.3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8">
                <text:p>-0.2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4">
                <text:p>-0.2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">
                <text:p>-0.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6">
                <text:p>-0.1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2">
                <text:p>-0.1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8">
                <text:p>-0.0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">
                <text:p>-0.0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">
                <text:p>0.0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">
                <text:p>0.0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">
                <text:p>0.1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">
                <text:p>0.1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">
                <text:p>0.2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">
                <text:p>0.32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48">
                <text:p>-0.4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4">
                <text:p>-0.4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4">
                <text:p>-0.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6">
                <text:p>-0.3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2">
                <text:p>-0.32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8">
                <text:p>-0.2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4">
                <text:p>-0.2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">
                <text:p>-0.2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6">
                <text:p>-0.1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2">
                <text:p>-0.12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8">
                <text:p>-0.0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4">
                <text:p>-0.0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">
                <text:p>0.0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">
                <text:p>0.0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">
                <text:p>0.12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">
                <text:p>0.1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">
                <text:p>0.2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">
                <text:p>0.2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">
                <text:p>0.28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">
                <text:p>0.32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56">
                <text:p>-0.5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2">
                <text:p>-0.5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8">
                <text:p>-0.4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4">
                <text:p>-0.4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">
                <text:p>-0.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6">
                <text:p>-0.3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2">
                <text:p>-0.3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28">
                <text:p>-0.2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4">
                <text:p>-0.2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">
                <text:p>-0.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6">
                <text:p>-0.1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2">
                <text:p>-0.1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">
                <text:p>-0.0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">
                <text:p>-0.0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">
                <text:p>0.0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">
                <text:p>0.08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">
                <text:p>0.1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">
                <text:p>0.1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">
                <text:p>0.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">
                <text:p>0.24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64">
                <text:p>-0.6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">
                <text:p>-0.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6">
                <text:p>-0.5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52">
                <text:p>-0.5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8">
                <text:p>-0.4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44">
                <text:p>-0.4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6">
                <text:p>-0.3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2">
                <text:p>-0.3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8">
                <text:p>-0.2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4">
                <text:p>-0.2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2">
                <text:p>-0.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6">
                <text:p>-0.1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2">
                <text:p>-0.1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8">
                <text:p>-0.0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">
                <text:p>-0.0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">
                <text:p>0.0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">
                <text:p>0.0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">
                <text:p>0.1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">
                <text:p>0.1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">
                <text:p>0.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4">
                <text:p>0.2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">
                <text:p>0.28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6">
                <text:p>-0.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56">
                <text:p>-0.5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2">
                <text:p>-0.5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48">
                <text:p>-0.4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44">
                <text:p>-0.4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4">
                <text:p>-0.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6">
                <text:p>-0.3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2">
                <text:p>-0.3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8">
                <text:p>-0.2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4">
                <text:p>-0.2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">
                <text:p>-0.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6">
                <text:p>-0.1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2">
                <text:p>-0.1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8">
                <text:p>-0.0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">
                <text:p>-0.0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">
                <text:p>0.0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8">
                <text:p>0.0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">
                <text:p>0.1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">
                <text:p>0.1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">
                <text:p>0.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">
                <text:p>0.2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">
                <text:p>0.2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">
                <text:p>0.3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4">
                <text:p>-0.6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">
                <text:p>-0.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6">
                <text:p>-0.5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2">
                <text:p>-0.5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8">
                <text:p>-0.4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4">
                <text:p>-0.4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">
                <text:p>-0.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6">
                <text:p>-0.3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2">
                <text:p>-0.3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8">
                <text:p>-0.2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24">
                <text:p>-0.2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2">
                <text:p>-0.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6">
                <text:p>-0.1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2">
                <text:p>-0.1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8">
                <text:p>-0.0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4">
                <text:p>-0.0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">
                <text:p>0.0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">
                <text:p>0.0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2">
                <text:p>0.1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">
                <text:p>0.1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">
                <text:p>0.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">
                <text:p>0.2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8">
                <text:p>0.2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2">
                <text:p>0.32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64">
                <text:p>-0.6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6">
                <text:p>-0.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56">
                <text:p>-0.5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52">
                <text:p>-0.5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48">
                <text:p>-0.4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44">
                <text:p>-0.4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4">
                <text:p>-0.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6">
                <text:p>-0.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2">
                <text:p>-0.3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28">
                <text:p>-0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4">
                <text:p>-0.2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">
                <text:p>-0.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6">
                <text:p>-0.1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2">
                <text:p>-0.1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8">
                <text:p>-0.0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4">
                <text:p>-0.0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">
                <text:p>0.0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8">
                <text:p>0.0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">
                <text:p>0.1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">
                <text:p>0.1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">
                <text:p>0.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">
                <text:p>0.24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8">
                <text:p>0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">
                <text:p>0.3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">
                <text:p>-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72">
                <text:p>-0.7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68">
                <text:p>-0.6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64">
                <text:p>-0.6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6">
                <text:p>-0.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56">
                <text:p>-0.5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2">
                <text:p>-0.5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8">
                <text:p>-0.4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44">
                <text:p>-0.4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">
                <text:p>-0.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6">
                <text:p>-0.3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2">
                <text:p>-0.3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28">
                <text:p>-0.2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24">
                <text:p>-0.2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2">
                <text:p>-0.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6">
                <text:p>-0.1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2">
                <text:p>-0.1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8">
                <text:p>-0.0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4">
                <text:p>-0.0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">
                <text:p>0.0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">
                <text:p>0.0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">
                <text:p>0.1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6">
                <text:p>0.1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">
                <text:p>0.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4">
                <text:p>0.2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8">
                <text:p>0.2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2">
                <text:p>0.3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6">
                <text:p>0.3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">
                <text:p>-1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96">
                <text:p>-0.9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92">
                <text:p>-0.9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72">
                <text:p>-0.7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68">
                <text:p>-0.6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64">
                <text:p>-0.6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6">
                <text:p>-0.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56">
                <text:p>-0.5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52">
                <text:p>-0.5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48">
                <text:p>-0.4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44">
                <text:p>-0.4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4">
                <text:p>-0.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6">
                <text:p>-0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2">
                <text:p>-0.3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28">
                <text:p>-0.2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24">
                <text:p>-0.2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2">
                <text:p>-0.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6">
                <text:p>-0.1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2">
                <text:p>-0.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8">
                <text:p>-0.0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4">
                <text:p>-0.0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">
                <text:p>0.0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">
                <text:p>0.0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2">
                <text:p>0.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">
                <text:p>0.1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">
                <text:p>0.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">
                <text:p>0.2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8">
                <text:p>0.2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2">
                <text:p>0.3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6">
                <text:p>0.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96">
                <text:p>-0.9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92">
                <text:p>-0.9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88">
                <text:p>-0.8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84">
                <text:p>-0.8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72">
                <text:p>-0.7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68">
                <text:p>-0.6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64">
                <text:p>-0.6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6">
                <text:p>-0.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56">
                <text:p>-0.5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52">
                <text:p>-0.5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8">
                <text:p>-0.4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4">
                <text:p>-0.4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4">
                <text:p>-0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36">
                <text:p>-0.3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32">
                <text:p>-0.3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28">
                <text:p>-0.2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24">
                <text:p>-0.2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6">
                <text:p>-0.1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12">
                <text:p>-0.1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8">
                <text:p>-0.0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4">
                <text:p>-0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">
                <text:p>0.0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8">
                <text:p>0.0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2">
                <text:p>0.1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6">
                <text:p>0.1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">
                <text:p>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4">
                <text:p>0.2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">
                <text:p>0.2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2">
                <text:p>0.3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6">
                <text:p>0.3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">
                <text:p>-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96">
                <text:p>-0.9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92">
                <text:p>-0.9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88">
                <text:p>-0.8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84">
                <text:p>-0.8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72">
                <text:p>-0.7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68">
                <text:p>-0.6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64">
                <text:p>-0.6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6">
                <text:p>-0.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56">
                <text:p>-0.5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52">
                <text:p>-0.5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48">
                <text:p>-0.4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44">
                <text:p>-0.4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">
                <text:p>-0.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36">
                <text:p>-0.3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32">
                <text:p>-0.3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28">
                <text:p>-0.2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4">
                <text:p>-0.2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">
                <text:p>-0.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6">
                <text:p>-0.1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2">
                <text:p>-0.1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8">
                <text:p>-0.0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4">
                <text:p>-0.0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">
                <text:p>0.0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8">
                <text:p>0.0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">
                <text:p>0.1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">
                <text:p>0.1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">
                <text:p>0.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4">
                <text:p>0.2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">
                <text:p>0.2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">
                <text:p>0.3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6">
                <text:p>0.3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">
                <text:p>-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96">
                <text:p>-0.9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92">
                <text:p>-0.9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88">
                <text:p>-0.8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84">
                <text:p>-0.8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8">
                <text:p>-0.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72">
                <text:p>-0.7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68">
                <text:p>-0.6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64">
                <text:p>-0.6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6">
                <text:p>-0.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56">
                <text:p>-0.5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52">
                <text:p>-0.5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48">
                <text:p>-0.4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44">
                <text:p>-0.4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4">
                <text:p>-0.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36">
                <text:p>-0.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32">
                <text:p>-0.3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8">
                <text:p>-0.2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24">
                <text:p>-0.2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2">
                <text:p>-0.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6">
                <text:p>-0.1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2">
                <text:p>-0.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8">
                <text:p>-0.0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4">
                <text:p>-0.0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4">
                <text:p>0.0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">
                <text:p>0.0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2">
                <text:p>0.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6">
                <text:p>0.1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">
                <text:p>0.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4">
                <text:p>0.2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8">
                <text:p>0.2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2">
                <text:p>0.3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">
                <text:p>0.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">
                <text:p>-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96">
                <text:p>-0.9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92">
                <text:p>-0.9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88">
                <text:p>-0.8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84">
                <text:p>-0.8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8">
                <text:p>-0.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72">
                <text:p>-0.7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68">
                <text:p>-0.6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64">
                <text:p>-0.6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6">
                <text:p>-0.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56">
                <text:p>-0.5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52">
                <text:p>-0.5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48">
                <text:p>-0.4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44">
                <text:p>-0.4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4">
                <text:p>-0.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36">
                <text:p>-0.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32">
                <text:p>-0.3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8">
                <text:p>-0.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4">
                <text:p>-0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">
                <text:p>-0.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16">
                <text:p>-0.1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12">
                <text:p>-0.1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8">
                <text:p>-0.0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4">
                <text:p>-0.0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4">
                <text:p>0.0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8">
                <text:p>0.0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2">
                <text:p>0.1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6">
                <text:p>0.1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">
                <text:p>0.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4">
                <text:p>0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8">
                <text:p>0.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2">
                <text:p>0.3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">
                <text:p>-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96">
                <text:p>-0.9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92">
                <text:p>-0.9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88">
                <text:p>-0.8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84">
                <text:p>-0.8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8">
                <text:p>-0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76">
                <text:p>-0.7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72">
                <text:p>-0.7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68">
                <text:p>-0.6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64">
                <text:p>-0.6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6">
                <text:p>-0.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56">
                <text:p>-0.5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52">
                <text:p>-0.5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48">
                <text:p>-0.4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44">
                <text:p>-0.4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4">
                <text:p>-0.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36">
                <text:p>-0.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32">
                <text:p>-0.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8">
                <text:p>-0.2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24">
                <text:p>-0.2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2">
                <text:p>-0.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6">
                <text:p>-0.1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2">
                <text:p>-0.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8">
                <text:p>-0.0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4">
                <text:p>-0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4">
                <text:p>0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">
                <text:p>0.0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2">
                <text:p>0.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">
                <text:p>0.1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">
                <text:p>0.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4">
                <text:p>0.2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8">
                <text:p>0.2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2">
                <text:p>0.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96">
                <text:p>-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92">
                <text:p>-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88">
                <text:p>-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84">
                <text:p>-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76">
                <text:p>-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72">
                <text:p>-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68">
                <text:p>-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64">
                <text:p>-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56">
                <text:p>-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52">
                <text:p>-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48">
                <text:p>-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44">
                <text:p>-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36">
                <text:p>-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32">
                <text:p>-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28">
                <text:p>-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24">
                <text:p>-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2">
                <text:p>-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8">
                <text:p>-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">
                <text:p>-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96">
                <text:p>-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92">
                <text:p>-0.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88">
                <text:p>-0.8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84">
                <text:p>-0.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8">
                <text:p>-0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76">
                <text:p>-0.7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72">
                <text:p>-0.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68">
                <text:p>-0.6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64">
                <text:p>-0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6">
                <text:p>-0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56">
                <text:p>-0.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52">
                <text:p>-0.5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8">
                <text:p>-0.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44">
                <text:p>-0.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4">
                <text:p>-0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36">
                <text:p>-0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32">
                <text:p>-0.3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28">
                <text:p>-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24">
                <text:p>-0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2">
                <text:p>-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6">
                <text:p>-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2">
                <text:p>-0.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8">
                <text:p>-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4">
                <text:p>-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2">
                <text:p>0.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4">
                <text:p>0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8">
                <text:p>0.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">
                <text:p>-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96">
                <text:p>-0.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92">
                <text:p>-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88">
                <text:p>-0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84">
                <text:p>-0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8">
                <text:p>-0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72">
                <text:p>-0.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68">
                <text:p>-0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64">
                <text:p>-0.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6">
                <text:p>-0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56">
                <text:p>-0.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52">
                <text:p>-0.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48">
                <text:p>-0.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44">
                <text:p>-0.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4">
                <text:p>-0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36">
                <text:p>-0.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32">
                <text:p>-0.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28">
                <text:p>-0.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24">
                <text:p>-0.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2">
                <text:p>-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16">
                <text:p>-0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2">
                <text:p>-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8">
                <text:p>-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4">
                <text:p>-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6">
                <text:p>0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4">
                <text:p>0.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8">
                <text:p>0.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2">
                <text:p>0.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">
                <text:p>-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96">
                <text:p>-0.9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92">
                <text:p>-0.9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88">
                <text:p>-0.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84">
                <text:p>-0.8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8">
                <text:p>-0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72">
                <text:p>-0.7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68">
                <text:p>-0.6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64">
                <text:p>-0.6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6">
                <text:p>-0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56">
                <text:p>-0.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52">
                <text:p>-0.5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48">
                <text:p>-0.4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44">
                <text:p>-0.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4">
                <text:p>-0.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36">
                <text:p>-0.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32">
                <text:p>-0.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28">
                <text:p>-0.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24">
                <text:p>-0.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6">
                <text:p>-0.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2">
                <text:p>-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8">
                <text:p>-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4">
                <text:p>-0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4">
                <text:p>0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">
                <text:p>0.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4">
                <text:p>0.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8">
                <text:p>0.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2">
                <text:p>0.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">
                <text:p>-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96">
                <text:p>-0.9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92">
                <text:p>-0.9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88">
                <text:p>-0.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84">
                <text:p>-0.8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72">
                <text:p>-0.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68">
                <text:p>-0.6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64">
                <text:p>-0.6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6">
                <text:p>-0.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56">
                <text:p>-0.5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52">
                <text:p>-0.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48">
                <text:p>-0.4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44">
                <text:p>-0.4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4">
                <text:p>-0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36">
                <text:p>-0.3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32">
                <text:p>-0.3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28">
                <text:p>-0.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24">
                <text:p>-0.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2">
                <text:p>-0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16">
                <text:p>-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2">
                <text:p>-0.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8">
                <text:p>-0.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4">
                <text:p>-0.0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">
                <text:p>0.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8">
                <text:p>0.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2">
                <text:p>0.3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6">
                <text:p>0.3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">
                <text:p>-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96">
                <text:p>-0.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92">
                <text:p>-0.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88">
                <text:p>-0.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84">
                <text:p>-0.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72">
                <text:p>-0.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68">
                <text:p>-0.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64">
                <text:p>-0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6">
                <text:p>-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56">
                <text:p>-0.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52">
                <text:p>-0.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48">
                <text:p>-0.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44">
                <text:p>-0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4">
                <text:p>-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36">
                <text:p>-0.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32">
                <text:p>-0.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28">
                <text:p>-0.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24">
                <text:p>-0.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2">
                <text:p>-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16">
                <text:p>-0.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12">
                <text:p>-0.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8">
                <text:p>-0.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4">
                <text:p>-0.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4">
                <text:p>0.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">
                <text:p>0.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2">
                <text:p>0.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2">
                <text:p>0.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6">
                <text:p>0.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">
                <text:p>-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96">
                <text:p>-0.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92">
                <text:p>-0.9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72">
                <text:p>-0.7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68">
                <text:p>-0.6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64">
                <text:p>-0.6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6">
                <text:p>-0.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56">
                <text:p>-0.5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52">
                <text:p>-0.5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48">
                <text:p>-0.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44">
                <text:p>-0.4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4">
                <text:p>-0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36">
                <text:p>-0.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32">
                <text:p>-0.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28">
                <text:p>-0.2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24">
                <text:p>-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2">
                <text:p>-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16">
                <text:p>-0.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2">
                <text:p>-0.1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8">
                <text:p>-0.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4">
                <text:p>-0.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4">
                <text:p>0.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8">
                <text:p>0.2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2">
                <text:p>0.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6">
                <text:p>0.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">
                <text:p>-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72">
                <text:p>-0.7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68">
                <text:p>-0.6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64">
                <text:p>-0.6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6">
                <text:p>-0.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56">
                <text:p>-0.5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52">
                <text:p>-0.5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48">
                <text:p>-0.4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44">
                <text:p>-0.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4">
                <text:p>-0.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36">
                <text:p>-0.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32">
                <text:p>-0.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28">
                <text:p>-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24">
                <text:p>-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2">
                <text:p>-0.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16">
                <text:p>-0.1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12">
                <text:p>-0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8">
                <text:p>-0.0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4">
                <text:p>-0.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4">
                <text:p>0.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8">
                <text:p>0.0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6">
                <text:p>0.1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">
                <text:p>0.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32">
                <text:p>0.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36">
                <text:p>0.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64">
                <text:p>-0.6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6">
                <text:p>-0.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56">
                <text:p>-0.5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52">
                <text:p>-0.5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48">
                <text:p>-0.4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44">
                <text:p>-0.4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4">
                <text:p>-0.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36">
                <text:p>-0.3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32">
                <text:p>-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28">
                <text:p>-0.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24">
                <text:p>-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2">
                <text:p>-0.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6">
                <text:p>-0.1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2">
                <text:p>-0.1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8">
                <text:p>-0.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4">
                <text:p>-0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4">
                <text:p>0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8">
                <text:p>0.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2">
                <text:p>0.1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6">
                <text:p>0.1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">
                <text:p>0.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8">
                <text:p>0.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64">
                <text:p>-0.6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6">
                <text:p>-0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56">
                <text:p>-0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52">
                <text:p>-0.5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48">
                <text:p>-0.4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44">
                <text:p>-0.4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4">
                <text:p>-0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36">
                <text:p>-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32">
                <text:p>-0.3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28">
                <text:p>-0.2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24">
                <text:p>-0.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2">
                <text:p>-0.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16">
                <text:p>-0.1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12">
                <text:p>-0.1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8">
                <text:p>-0.0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4">
                <text:p>-0.0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4">
                <text:p>0.0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8">
                <text:p>0.0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2">
                <text:p>0.1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6">
                <text:p>0.1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4">
                <text:p>0.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8">
                <text:p>0.2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32">
                <text:p>0.3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6">
                <text:p>-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56">
                <text:p>-0.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52">
                <text:p>-0.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48">
                <text:p>-0.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44">
                <text:p>-0.4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4">
                <text:p>-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36">
                <text:p>-0.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32">
                <text:p>-0.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28">
                <text:p>-0.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24">
                <text:p>-0.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2">
                <text:p>-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16">
                <text:p>-0.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12">
                <text:p>-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8">
                <text:p>-0.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4">
                <text:p>-0.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4">
                <text:p>0.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8">
                <text:p>0.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6">
                <text:p>0.1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4">
                <text:p>0.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8">
                <text:p>0.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2">
                <text:p>0.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64">
                <text:p>-0.6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6">
                <text:p>-0.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56">
                <text:p>-0.5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52">
                <text:p>-0.5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48">
                <text:p>-0.4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44">
                <text:p>-0.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4">
                <text:p>-0.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36">
                <text:p>-0.3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32">
                <text:p>-0.3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28">
                <text:p>-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4">
                <text:p>-0.2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2">
                <text:p>-0.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16">
                <text:p>-0.1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12">
                <text:p>-0.1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8">
                <text:p>-0.0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4">
                <text:p>-0.0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4">
                <text:p>0.0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8">
                <text:p>0.0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2">
                <text:p>0.1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6">
                <text:p>0.1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">
                <text:p>0.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4">
                <text:p>0.2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56">
                <text:p>-0.5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52">
                <text:p>-0.5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48">
                <text:p>-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44">
                <text:p>-0.4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4">
                <text:p>-0.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36">
                <text:p>-0.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32">
                <text:p>-0.3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28">
                <text:p>-0.2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24">
                <text:p>-0.2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2">
                <text:p>-0.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16">
                <text:p>-0.1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12">
                <text:p>-0.1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8">
                <text:p>-0.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4">
                <text:p>-0.0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4">
                <text:p>0.0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8">
                <text:p>0.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2">
                <text:p>0.1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6">
                <text:p>0.1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">
                <text:p>0.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4">
                <text:p>0.2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48">
                <text:p>-0.4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44">
                <text:p>-0.4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4">
                <text:p>-0.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36">
                <text:p>-0.3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32">
                <text:p>-0.3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28">
                <text:p>-0.2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24">
                <text:p>-0.2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2">
                <text:p>-0.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16">
                <text:p>-0.1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12">
                <text:p>-0.1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8">
                <text:p>-0.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4">
                <text:p>-0.0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4">
                <text:p>0.0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">
                <text:p>0.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2">
                <text:p>0.1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6">
                <text:p>0.1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">
                <text:p>0.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4">
                <text:p>0.2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8">
                <text:p>0.2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2">
                <text:p>0.3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56">
                <text:p>-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52">
                <text:p>-0.5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48">
                <text:p>-0.4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44">
                <text:p>-0.4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4">
                <text:p>-0.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36">
                <text:p>-0.3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32">
                <text:p>-0.3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28">
                <text:p>-0.2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24">
                <text:p>-0.2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2">
                <text:p>-0.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16">
                <text:p>-0.1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12">
                <text:p>-0.1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8">
                <text:p>-0.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4">
                <text:p>-0.0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4">
                <text:p>0.0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">
                <text:p>0.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2">
                <text:p>0.1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6">
                <text:p>0.1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8">
                <text:p>0.2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2">
                <text:p>0.3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52">
                <text:p>-0.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48">
                <text:p>-0.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36">
                <text:p>-0.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32">
                <text:p>-0.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28">
                <text:p>-0.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24">
                <text:p>-0.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2">
                <text:p>-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16">
                <text:p>-0.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12">
                <text:p>-0.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8">
                <text:p>-0.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4">
                <text:p>-0.0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4">
                <text:p>0.0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8">
                <text:p>0.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2">
                <text:p>0.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24">
                <text:p>-0.2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2">
                <text:p>-0.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16">
                <text:p>-0.1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12">
                <text:p>-0.1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8">
                <text:p>-0.0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04">
                <text:p>-0.0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16">
                <text:p>-0.1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12">
                <text:p>-0.1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8">
                <text:p>-0.0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2">
                <text:p>-0.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16">
                <text:p>-0.1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12">
                <text:p>-0.1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8">
                <text:p>-0.0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4">
                <text:p>-0.0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2">
                <text:p>-0.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16">
                <text:p>-0.1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12">
                <text:p>-0.1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8">
                <text:p>-0.0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4">
                <text:p>-0.0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2">
                <text:p>-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16">
                <text:p>-0.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12">
                <text:p>-0.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8">
                <text:p>-0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16">
                <text:p>-0.1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12">
                <text:p>-0.1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12">
                <text:p>-0.12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